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522cm" fo:min-width="4.272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13cm"/>
    </style:style>
    <style:style style:name="gr4" style:family="graphic" style:parent-style-name="objectwithoutfill">
      <style:graphic-properties draw:stroke="dash" draw:stroke-dash="Fine_20_Dashed" draw:marker-start="Rounded_20_short_20_Arrow" draw:marker-end="Rounded_20_short_20_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cm" svg:x="11cm" svg:y="7.5cm">
          <text:p text:style-name="P1"><text:span text:style-name="T1">ASL Workflow Engine</text:span></text:p>
          <text:p text:style-name="P1"><text:span text:style-name="T1">Instanc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cm" svg:y1="8cm" svg:x2="8cm" svg:y2="8cm">
          <text:p/>
        </draw:line>
        <draw:line draw:style-name="gr2" draw:text-style-name="P3" draw:layer="layout" svg:x1="2cm" svg:y1="9cm" svg:x2="8cm" svg:y2="9cm">
          <text:p/>
        </draw:line>
        <draw:line draw:style-name="gr2" draw:text-style-name="P3" draw:layer="layout" svg:x1="8cm" svg:y1="8cm" svg:x2="8cm" svg:y2="9cm">
          <text:p/>
        </draw:line>
        <draw:line draw:style-name="gr2" draw:text-style-name="P3" draw:layer="layout" svg:x1="7cm" svg:y1="8cm" svg:x2="7cm" svg:y2="9cm">
          <text:p/>
        </draw:line>
        <draw:line draw:style-name="gr2" draw:text-style-name="P3" draw:layer="layout" svg:x1="6cm" svg:y1="8cm" svg:x2="6cm" svg:y2="9cm">
          <text:p/>
        </draw:line>
        <draw:line draw:style-name="gr2" draw:text-style-name="P3" draw:layer="layout" svg:x1="5cm" svg:y1="8cm" svg:x2="5cm" svg:y2="9cm">
          <text:p/>
        </draw:line>
        <draw:line draw:style-name="gr2" draw:text-style-name="P3" draw:layer="layout" svg:x1="4cm" svg:y1="8cm" svg:x2="4cm" svg:y2="9cm">
          <text:p/>
        </draw:line>
        <draw:line draw:style-name="gr2" draw:text-style-name="P3" draw:layer="layout" svg:x1="3cm" svg:y1="8cm" svg:x2="3cm" svg:y2="9cm">
          <text:p/>
        </draw:line>
        <draw:frame draw:style-name="gr3" draw:text-style-name="P4" draw:layer="layout" svg:width="5.815cm" svg:height="0.729cm" svg:x="2.091cm" svg:y="9.092cm">
          <draw:text-box>
            <text:p><text:span text:style-name="T1">asl_workflow_events Queue</text:span></text:p>
          </draw:text-box>
        </draw:frame>
        <draw:custom-shape draw:style-name="gr1" draw:text-style-name="P2" draw:layer="layout" svg:width="5cm" svg:height="2cm" svg:x="11cm" svg:y="4.5cm">
          <text:p text:style-name="P1"><text:span text:style-name="T1">ASL Workflow Engine</text:span></text:p>
          <text:p text:style-name="P1"><text:span text:style-name="T1">Instanc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10.9cm" svg:y="10.5cm">
          <text:p text:style-name="P1"><text:span text:style-name="T1">ASL Workflow Engine</text:span></text:p>
          <text:p text:style-name="P1"><text:span text:style-name="T1">Instanc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10.9cm" svg:y="13.6cm">
          <text:p text:style-name="P1"><text:span text:style-name="T1">ASL Workflow Engine</text:span></text:p>
          <text:p text:style-name="P1"><text:span text:style-name="T1">Instance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cm" svg:y1="8.2cm" svg:x2="11cm" svg:y2="5.5cm">
          <text:p/>
        </draw:line>
        <draw:line draw:style-name="gr4" draw:text-style-name="P3" draw:layer="layout" svg:x1="8cm" svg:y1="8.5cm" svg:x2="11cm" svg:y2="8.5cm">
          <text:p/>
        </draw:line>
        <draw:line draw:style-name="gr4" draw:text-style-name="P3" draw:layer="layout" svg:x1="8cm" svg:y1="8.7cm" svg:x2="10.9cm" svg:y2="11.5cm">
          <text:p/>
        </draw:line>
        <draw:line draw:style-name="gr4" draw:text-style-name="P3" draw:layer="layout" svg:x1="8cm" svg:y1="8.9cm" svg:x2="10.9cm" svg:y2="1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ser Adams</meta:initial-creator>
    <meta:creation-date>2017-12-29T12:41:13.637165474</meta:creation-date>
    <meta:generator>LibreOffice/5.0.3.2$Linux_X86_64 LibreOffice_project/00m0$Build-2</meta:generator>
    <dc:date>2020-06-04T13:01:37.454194817</dc:date>
    <dc:creator>Fraser Adams</dc:creator>
    <meta:editing-duration>PT1H18M47S</meta:editing-duration>
    <meta:editing-cycles>19</meta:editing-cycles>
    <meta:document-statistic meta:object-count="17"/>
  </office:meta>
</office:document-meta>
</file>